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string">
            <text:p text:style-name="Table_20_Contents">Fri, 27 Sep 2013</text:p>
          </table:table-cell>
          <table:table-cell table:style-name="RevisionHistory.A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string">
            <text:p text:style-name="Table_20_Contents">Sun, 29 Sep 2013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string">
            <text:p text:style-name="Table_20_Contents">Sat, 15 Mar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string">
            <text:p text:style-name="Table_20_Contents">Fri, 9 May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string">
            <text:p text:style-name="Table_20_Contents">Sun, 22 Jun 2014</text:p>
          </table:table-cell>
          <table:table-cell table:style-name="RevisionHistory.A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  <table:table-row>
          <table:table-cell table:style-name="RevisionHistory.A2" office:value-type="string">
            <text:p text:style-name="Table_20_Contents">Thur, 17 Jul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URL request and non-AID load HJD conversion information to observation sources section.</text:p>
            <text:p text:style-name="Table_20_Contents">Changed Model Information dialog figures to show tabs.</text:p>
          </table:table-cell>
        </table:table-row>
        <table:table-row>
          <table:table-cell table:style-name="RevisionHistory.A2" office:value-type="string">
            <text:p text:style-name="Table_20_Contents">Fri, 8 Aug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itive load changes for 2.16.3.</text:p>
          </table:table-cell>
        </table:table-row>
        <table:table-row>
          <table:table-cell table:style-name="RevisionHistory.A2" office:value-type="string">
            <text:p text:style-name="Table_20_Contents">Wed, 24 Sep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Glossary updates.</text:p>
          </table:table-cell>
        </table:table-row>
        <table:table-row>
          <table:table-cell table:style-name="RevisionHistory.A2" office:value-type="string">
            <text:p text:style-name="Table_20_Contents">Thu, 18 Dec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Scripting section update.</text:p>
          </table:table-cell>
        </table:table-row>
        <table:table-row>
          <table:table-cell table:style-name="RevisionHistory.A2" office:value-type="string">
            <text:p text:style-name="Table_20_Contents">Fri, 3 Jul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s for 2.16.8.</text:p>
          </table:table-cell>
        </table:table-row>
        <table:table-row>
          <table:table-cell table:style-name="RevisionHistory.A2" office:value-type="string">
            <text:p text:style-name="Table_20_Contents">Tue, 11 Aug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information about use of commas to observation source section.</text:p>
          </table:table-cell>
        </table:table-row>
        <table:table-row>
          <table:table-cell table:style-name="RevisionHistory.A2" office:value-type="string">
            <text:p text:style-name="Table_20_Contents">Sun, 6 Dec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ug-in manager text and plug-in preferences section.</text:p>
          </table:table-cell>
        </table:table-row>
        <table:table-row>
          <table:table-cell table:style-name="RevisionHistory.A2" office:value-type="string">
            <text:p text:style-name="Table_20_Contents">Fri, 6 Jan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scripting section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55</meta:editing-cycles>
    <dc:date>2016-01-01T15:57:59</dc:date>
    <meta:editing-duration>PT18H31M41S</meta:editing-duration>
    <meta:document-statistic meta:table-count="1" meta:image-count="0" meta:object-count="0" meta:page-count="1" meta:paragraph-count="48" meta:word-count="199" meta:character-count="1180"/>
  </office:meta>
</office:document-meta>
</file>